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27c87" officeooo:paragraph-rsid="00027c87"/>
    </style:style>
    <style:style style:name="P2" style:family="paragraph" style:parent-style-name="Standard">
      <style:text-properties officeooo:rsid="00027c87" officeooo:paragraph-rsid="00027c87"/>
    </style:style>
    <style:style style:name="P3" style:family="paragraph" style:parent-style-name="Standard" style:list-style-name="L1">
      <style:text-properties officeooo:rsid="0004f846" officeooo:paragraph-rsid="0004f846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922397971075275168" text:style-name="L1">
        <text:list-item>
          <text:p text:style-name="P1">Android sensor:</text:p>
          <text:p text:style-name="P1">- <text:a xlink:type="simple" xlink:href="https://developer.android.com/guide/topics/sensors/sensors_motion.html" text:style-name="Internet_20_link" text:visited-style-name="Visited_20_Internet_20_Link">https://developer.android.com/guide/topics/sensors/sensors_motion.html</text:a></text:p>
          <text:p text:style-name="P1">- <text:a xlink:type="simple" xlink:href="http://www.vogella.com/tutorials/AndroidSensor/article.html" text:style-name="Internet_20_link" text:visited-style-name="Visited_20_Internet_20_Link">http://www.vogella.com/tutorials/AndroidSensor/article.html</text:a></text:p>
        </text:list-item>
        <text:list-item>
          <text:p text:style-name="P1">Using the accelerometer in android:</text:p>
          <text:p text:style-name="P1">- <text:a xlink:type="simple" xlink:href="https://code.tutsplus.com/tutorials/using-the-accelerometer-on-android--mobile-22125" text:style-name="Internet_20_link" text:visited-style-name="Visited_20_Internet_20_Link">https://code.tutsplus.com/tutorials/using-the-accelerometer-on-android--mobile-22125</text:a></text:p>
        </text:list-item>
        <text:list-item>
          <text:p text:style-name="P1">Check list sensor on your device:</text:p>
          <text:p text:style-name="P1">- <text:a xlink:type="simple" xlink:href="https://www.tutorialspoint.com/android/android_sensors.htm" text:style-name="Internet_20_link" text:visited-style-name="Visited_20_Internet_20_Link">https://www.tutorialspoint.com/android/android_sensors.htm</text:a></text:p>
        </text:list-item>
      </text:list>
      <text:p text:style-name="P2"/>
      <text:p text:style-name="P2"/>
      <text:list xml:id="list93036120755027" text:continue-numbering="true" text:style-name="L1">
        <text:list-header>
          <text:p text:style-name="P3">26/03/2017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09:18:34.050740041</meta:creation-date>
    <dc:date>2017-03-26T09:30:34.351102827</dc:date>
    <meta:editing-duration>PT1M8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8" meta:word-count="26" meta:character-count="378" meta:non-whitespace-character-count="364"/>
  </office:meta>
</office:document-meta>
</file>